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9cc9" officeooo:paragraph-rsid="001f9cc9"/>
    </style:style>
    <style:style style:name="P2" style:family="paragraph" style:parent-style-name="Standard">
      <style:text-properties fo:font-size="16pt" officeooo:rsid="001f9cc9" officeooo:paragraph-rsid="001f9cc9" style:font-size-asian="14pt" style:font-size-complex="16pt"/>
    </style:style>
    <style:style style:name="P3" style:family="paragraph" style:parent-style-name="Standard">
      <style:text-properties fo:font-size="16pt" officeooo:rsid="002857ca" officeooo:paragraph-rsid="002857ca" style:font-size-asian="14pt" style:font-size-complex="16pt"/>
    </style:style>
    <style:style style:name="P4" style:family="paragraph" style:parent-style-name="Standard">
      <style:text-properties fo:font-size="16pt" officeooo:rsid="002b40a8" officeooo:paragraph-rsid="002b40a8" style:font-size-asian="14pt" style:font-size-complex="16pt"/>
    </style:style>
    <style:style style:name="P5" style:family="paragraph" style:parent-style-name="Standard">
      <style:text-properties fo:font-size="16pt" officeooo:rsid="002cb0e5" officeooo:paragraph-rsid="002cb0e5" style:font-size-asian="14pt" style:font-size-complex="16pt"/>
    </style:style>
    <style:style style:name="P6" style:family="paragraph" style:parent-style-name="Standard">
      <style:text-properties fo:font-size="16pt" fo:font-weight="bold" officeooo:rsid="002ec63b" officeooo:paragraph-rsid="002ec63b" style:font-size-asian="14pt" style:font-weight-asian="bold" style:font-size-complex="16pt" style:font-weight-complex="bold"/>
    </style:style>
    <style:style style:name="T1" style:family="text">
      <style:text-properties style:font-name="Lato Medium" fo:font-size="24pt" fo:font-weight="bold" style:font-size-asian="24pt" style:font-weight-asian="bold" style:font-size-complex="24pt" style:font-weight-complex="bold"/>
    </style:style>
    <style:style style:name="T2" style:family="text">
      <style:text-properties officeooo:rsid="0022c912"/>
    </style:style>
    <style:style style:name="T3" style:family="text">
      <style:text-properties officeooo:rsid="00240ee6"/>
    </style:style>
    <style:style style:name="T4" style:family="text">
      <style:text-properties officeooo:rsid="0024e284"/>
    </style:style>
    <style:style style:name="T5" style:family="text">
      <style:text-properties officeooo:rsid="0025dbf1"/>
    </style:style>
    <style:style style:name="T6" style:family="text">
      <style:text-properties officeooo:rsid="002857ca"/>
    </style:style>
    <style:style style:name="T7" style:family="text">
      <style:text-properties officeooo:rsid="0029bd61"/>
    </style:style>
    <style:style style:name="T8" style:family="text">
      <style:text-properties officeooo:rsid="002baf86"/>
    </style:style>
    <style:style style:name="T9" style:family="text">
      <style:text-properties officeooo:rsid="002cd248"/>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span text:style-name="T1">Paxos</text:span></text:p>
      <text:p text:style-name="P1"><text:span text:style-name="T1"/></text:p>
      <text:p text:style-name="P2">Familie de protocoale pentru obtinerea consensului intr-o retea de procesoare unrebiable (adica procesoare care pot crapa).</text:p>
      <text:p text:style-name="P2"/>
      <text:p text:style-name="P2">- consens = procesul de a cadea de acord asupra unui rezultat, <text:span text:style-name="T2">cu </text:span>un grup de participanti. Problema devine dificila cand participantii (processors) sau conexiunea dintre ei (network) cedeaza.</text:p>
      <text:p text:style-name="P2"/>
      <text:p text:style-name="P2">- <text:span text:style-name="T3">protocoalele pentru obtinerea consensului stau la baza “state machine replications”. Aceasta e o tehnica pentru transformarea unui algoritm intr-o forma toleranta la defecte, distribuita.</text:span></text:p>
      <text:p text:style-name="P2"/>
      <text:p text:style-name="P2">- <text:span text:style-name="T4">Paxos garanteaza consistenta !</text:span></text:p>
      <text:p text:style-name="P2">- <text:span text:style-name="T5">folosit de obicei atunci cand e nevoie de durabilitate (ex.: replicarea unui fisier/baza de date, pe o durata mare)</text:span></text:p>
      <text:p text:style-name="P2"/>
      <text:p text:style-name="P2">- <text:span text:style-name="T6">in general, un algoritm de consens poate progresa atata timp cat avem</text:span></text:p>
      <text:p text:style-name="P3">n = 2F + 1 procesoare (F este numarul total de procesoare defecte <text:span text:style-name="T7">maxim admis</text:span>)</text:p>
      <text:p text:style-name="P3"/>
      <text:p text:style-name="P4">Roluri</text:p>
      <text:p text:style-name="P4">- client = trimite sistemului un request si asteapta un raspuns; de exemplu, un write request pentru un fisier intr-un server de fisiere distribuit</text:p>
      <text:p text:style-name="P4">- acceptor (voter) = actioneaza ca memorie fault-toleranta; sunt grupati in grupuri denumite cvorumuri; orice mesaj trimis unui acceptor trebuie trimis unui cvorum de acceptori; orice mesaj primit de un acceptor e ignorat daca o copie nu e primita de la fiecare acceptor al cvorumului</text:p>
      <text:p text:style-name="P4">- proposer = propune un client request, incercand sa convinga acceptorii sa prelucreze acelasi mesaj; va lucra ca un coordonator</text:p>
      <text:p text:style-name="P4">- learner = factorul de replicare al protocolului; dupa ce un request a fost acceptat de acceptori, learnerul poate sa actioneze (ex.: sa execute requestul si sa trimita raspunsul clientului)</text:p>
      <text:p text:style-name="P4"><text:soft-page-break/>- leader = <text:span text:style-name="T8">un proposer special; mai multi proposeri pot crede despre ei ca sunt lideri, dar protocolul poate avansa doar daca unul singur dintre ei este ales eventual</text:span></text:p>
      <text:p text:style-name="P4"/>
      <text:p text:style-name="P5">Cvorumurile reprezinta proprietatile de consistenta ale Paxos, asigurand ca exista procesoare ce retin informatia despre rezultate</text:p>
      <text:p text:style-name="P5">Cvorumurile sunt submultimi ale acceptorilor, astfel incat orice 2 cvorumuri <text:span text:style-name="T9">trebuie </text:span>sa impartaseasca cel putin un <text:span text:style-name="T9">acceptor</text:span>. <text:span text:style-name="T9">Pentru ca asta sa se poata indeplini, e suficient ca orice cvorum sa aiba mai mult de jumatate din numarul total de acceptori.</text:span></text:p>
      <text:p text:style-name="P5"/>
      <text:p text:style-name="P6">Basic Paxos</text:p>
      <text:p text:style-name="P6"><text:span text:style-name="T10">Phase 1</text:span></text:p>
      <text:p text:style-name="P6"><text:span text:style-name="T10">Phase 1a: Prepare</text:span></text:p>
      <text:p text:style-name="P6"><text:span text:style-name="T10">A Proposer creates a message, which we call a "Prepare", identified with a number n. Note that n is not the value to be proposed and maybe agreed on, but just a number which uniquely identifies this initial message by the proposer (to be sent to the acceptors). The number n must be greater than any number used in any of the previous Prepare messages by this Proposer. Then, it sends the Prepare message containing n to a Quorum of Acceptors. Note that the Prepare message only contains the number n (that is, it does not have to contain e.g. the proposed value, often denoted by v). The Proposer decides who is in the Quorum[how?]. A Proposer should not initiate Paxos if it cannot communicate with at least a Quorum of Acceptors.</text:span></text:p>
      <text:p text:style-name="P6"><text:span text:style-name="T10">Phase 1b: Promise</text:span></text:p>
      <text:p text:style-name="P6"><text:span text:style-name="T10">Any of the Acceptors waits for a Prepare message from any of the Proposers. If an Acceptor receives a Prepare message, the Acceptor must look at the identifier number n of the just received Prepare message. There are two cases.</text:span></text:p>
      <text:p text:style-name="P6"><text:span text:style-name="T10">If n is higher than every previous proposal number received, from any of the Proposers, by the Acceptor, then the Acceptor must return a message, which we call a "Promise", to the Proposer, to ignore all future proposals having a number less than n. If the Acceptor accepted a proposal at some point in the past, it must include the previous proposal number, say m, and the corresponding accepted value, say w, in its response to the Proposer.</text:span></text:p>
      <text:p text:style-name="P6"><text:soft-page-break/><text:span text:style-name="T10">Otherwise (that is, n is less than or equal to any previous proposal number received from any Proposer by the Acceptor) the Acceptor can ignore the received proposal. It does not have to answer in this case for Paxos to work. However, for the sake of optimization, sending a denial (Nack) response would tell the Proposer that it can stop its attempt to create consensus with proposal n.</text:span></text:p>
      <text:p text:style-name="P6"><text:span text:style-name="T10">Phase 2</text:span></text:p>
      <text:p text:style-name="P6"><text:span text:style-name="T10">Phase 2a: Accept</text:span></text:p>
      <text:p text:style-name="P6"><text:span text:style-name="T10">If a Proposer receives enough Promises[quantify] from a Quorum of Acceptors, it needs to set a value v to its proposal. If any Acceptors had previously accepted any proposal, then they'll have sent their values to the Proposer, who now must set the value of its proposal, v, to the value associated with the highest proposal number reported by the Acceptors, let's call it z. If none of the Acceptors had accepted a proposal up to this point, then the Proposer may choose the value it originally wanted to propose, say x[17].</text:span></text:p>
      <text:p text:style-name="P6"><text:span text:style-name="T10">The Proposer sends an Accept message, (n, v), to a Quorum of Acceptors with the chosen value for its proposal, v, and the proposal number n (which is the same as the number contained in the Prepare message previously sent to the Acceptors). So, the Accept message is either (n, v=z) or, in case none of the Acceptors previously accepted a value, (n, v=x).</text:span></text:p>
      <text:p text:style-name="P6"><text:span text:style-name="T10">This Accept message should be interpreted as a "request", as in "Accept this proposal, please!".</text:span></text:p>
      <text:p text:style-name="P6"><text:span text:style-name="T10"/></text:p>
      <text:p text:style-name="P6"><text:span text:style-name="T10">Phase 2b: Accepted</text:span></text:p>
      <text:p text:style-name="P6"><text:span text:style-name="T10">If an Acceptor receives an Accept message, (n, v), from a Proposer, it must accept it if and only if it has not already promised (in Phase 1b of the Paxos protocol) to only consider proposals having an identifier greater than n.</text:span></text:p>
      <text:p text:style-name="P6"><text:span text:style-name="T10">If the Acceptor has not already promised (in Phase 1b) to only consider proposals having an identifier greater than n, it should register the value v (of the just received Accept message) as the accepted value (of the Protocol), and send an Accepted message to the Proposer and every Learner (which can typically be the Proposers themselves).</text:span></text:p>
      <text:p text:style-name="P6"><text:span text:style-name="T10">Else, it can ignore the Accept message or request.</text:span></text:p>
      <text:p text:style-name="P6"><text:span text:style-name="T10">Note that an Acceptor can accept multiple proposals. This can happen when another Proposer, unaware of the new value being decided, starts a new </text:span><text:soft-page-break/><text:span text:style-name="T10">round with a higher identification number n. In that case, the Acceptor can promise and later accept the new proposed value even though it has accepted another one earlier. These proposals may even have different values in the presence of certain failures[example needed]. However, the Paxos protocol will guarantee that the Acceptors will ultimately agree on a single value.</text:span></text:p>
      <text:p text:style-name="P6"><text:span text:style-name="T10"/></text:p>
      <text:p text:style-name="P6"><text:span text:style-name="T10">When Rounds Fail</text:span></text:p>
      <text:p text:style-name="P6"><text:span text:style-name="T10">Rounds fail when multiple Proposers send conflicting Prepare messages, or when the Proposer does not receive a Quorum of responses (Promise or Accepted). In these cases, another round must be started with a higher proposal nu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Medium" svg:font-family="'Lat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6T20:39:24.866795861</meta:creation-date>
    <meta:generator>LibreOffice/6.0.7.3$Linux_X86_64 LibreOffice_project/00m0$Build-3</meta:generator>
    <dc:date>2019-05-26T21:57:31.303209667</dc:date>
    <meta:editing-duration>PT1H7M1S</meta:editing-duration>
    <meta:editing-cycles>13</meta:editing-cycles>
    <meta:document-statistic meta:table-count="0" meta:image-count="0" meta:object-count="0" meta:page-count="4" meta:paragraph-count="36" meta:word-count="1066" meta:character-count="6359" meta:non-whitespace-character-count="5323"/>
  </office:meta>
</office:document-meta>
</file>